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2pt" officeooo:rsid="0015f7c8" officeooo:paragraph-rsid="0015f7c8" style:font-size-asian="10.5pt" style:font-size-complex="12pt"/>
    </style:style>
    <style:style style:name="P2" style:family="paragraph" style:parent-style-name="Text_20_body">
      <style:text-properties fo:font-size="12pt" fo:font-weight="bold" officeooo:rsid="0015f7c8" officeooo:paragraph-rsid="0015f7c8" style:font-size-asian="10.5pt" style:font-weight-asian="bold" style:font-size-complex="12pt" style:font-weight-complex="bold"/>
    </style:style>
    <style:style style:name="P3" style:family="paragraph" style:parent-style-name="Text_20_body">
      <style:text-properties fo:font-size="12pt" fo:font-weight="bold" officeooo:rsid="0018c0a4" officeooo:paragraph-rsid="0018c0a4" style:font-size-asian="10.5pt" style:font-weight-asian="bold" style:font-size-complex="12pt" style:font-weight-complex="bold"/>
    </style:style>
    <style:style style:name="P4" style:family="paragraph" style:parent-style-name="Text_20_body">
      <style:paragraph-properties fo:margin-top="0in" fo:margin-bottom="0in" loext:contextual-spacing="false"/>
    </style:style>
    <style:style style:name="P5" style:family="paragraph" style:parent-style-name="Text_20_body">
      <style:paragraph-properties fo:margin-top="0in" fo:margin-bottom="0in" loext:contextual-spacing="false"/>
      <style:text-properties fo:font-size="12pt" fo:font-weight="bold" officeooo:rsid="0018c0a4" officeooo:paragraph-rsid="0018c0a4" style:font-size-asian="10.5pt" style:font-weight-asian="bold" style:font-size-complex="12pt" style:font-weight-complex="bold"/>
    </style:style>
    <style:style style:name="P6" style:family="paragraph" style:parent-style-name="Text_20_body">
      <style:paragraph-properties fo:margin-top="0in" fo:margin-bottom="0in" loext:contextual-spacing="false"/>
      <style:text-properties fo:font-weight="bold" officeooo:rsid="0019ed39" officeooo:paragraph-rsid="0019ed39" style:font-weight-asian="bold" style:font-weight-complex="bold"/>
    </style:style>
    <style:style style:name="P7" style:family="paragraph" style:parent-style-name="Text_20_body" style:list-style-name="L1">
      <style:paragraph-properties fo:margin-top="0in" fo:margin-bottom="0in" loext:contextual-spacing="false"/>
      <style:text-properties officeooo:paragraph-rsid="0019ed39"/>
    </style:style>
    <style:style style:name="P8" style:family="paragraph" style:parent-style-name="Text_20_body" style:list-style-name="L1">
      <style:paragraph-properties fo:margin-top="0in" fo:margin-bottom="0in" loext:contextual-spacing="false"/>
      <style:text-properties officeooo:paragraph-rsid="001a7b5f"/>
    </style:style>
    <style:style style:name="P9" style:family="paragraph" style:parent-style-name="Text_20_body">
      <style:paragraph-properties fo:margin-top="0in" fo:margin-bottom="0in" loext:contextual-spacing="false"/>
      <style:text-properties officeooo:paragraph-rsid="001a7b5f"/>
    </style:style>
    <style:style style:name="P10" style:family="paragraph" style:parent-style-name="Text_20_body" style:list-style-name="L1">
      <style:paragraph-properties fo:margin-left="0in" fo:margin-right="0in" fo:margin-top="0.1in" fo:margin-bottom="0in" loext:contextual-spacing="false" fo:text-indent="0in" style:auto-text-indent="false"/>
      <style:text-properties officeooo:paragraph-rsid="001a7b5f"/>
    </style:style>
    <style:style style:name="P11" style:family="paragraph" style:parent-style-name="Text_20_body" style:list-style-name="L1">
      <style:paragraph-properties fo:margin-left="0in" fo:margin-right="0in" fo:margin-top="0in" fo:margin-bottom="0in" loext:contextual-spacing="false" fo:text-indent="0in" style:auto-text-indent="false"/>
      <style:text-properties officeooo:paragraph-rsid="001a7b5f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paragraph-rsid="001a7b5f"/>
    </style:style>
    <style:style style:name="P13" style:family="paragraph" style:parent-style-name="Heading_20_1">
      <style:text-properties fo:font-size="14pt" officeooo:rsid="0015b526" officeooo:paragraph-rsid="0015b526" style:font-size-asian="14pt" style:font-size-complex="14pt"/>
    </style:style>
    <style:style style:name="P14" style:family="paragraph" style:parent-style-name="Heading_20_2">
      <style:text-properties fo:font-size="13pt" fo:font-style="italic" officeooo:rsid="0015f7c8" officeooo:paragraph-rsid="0015f7c8" style:font-size-asian="11.3500003814697pt" style:font-style-asian="italic" style:font-size-complex="13pt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6dc5e" style:font-weight-asian="normal" style:font-weight-complex="normal"/>
    </style:style>
    <style:style style:name="T4" style:family="text">
      <style:text-properties fo:font-weight="normal" officeooo:rsid="0018c0a4" style:font-weight-asian="normal" style:font-weight-complex="normal"/>
    </style:style>
    <style:style style:name="T5" style:family="text">
      <style:text-properties fo:font-size="12pt" fo:font-weight="bold" officeooo:rsid="0018c0a4" style:font-size-asian="10.5pt" style:font-weight-asian="bold" style:font-size-complex="12pt" style:font-weight-complex="bold"/>
    </style:style>
    <style:style style:name="T6" style:family="text">
      <style:text-properties fo:font-size="12pt" fo:font-weight="bold" officeooo:rsid="0019ed39" style:font-size-asian="10.5pt" style:font-weight-asian="bold" style:font-size-complex="12pt" style:font-weight-complex="bold"/>
    </style:style>
    <style:style style:name="T7" style:family="text">
      <style:text-properties fo:font-size="12pt" fo:font-weight="bold" officeooo:rsid="001a7b5f" style:font-size-asian="10.5pt" style:font-weight-asian="bold" style:font-size-complex="12pt" style:font-weight-complex="bold"/>
    </style:style>
    <style:style style:name="T8" style:family="text">
      <style:text-properties fo:font-size="12pt" fo:font-weight="bold" officeooo:rsid="001bdea1" style:font-size-asian="10.5pt" style:font-weight-asian="bold" style:font-size-complex="12pt" style:font-weight-complex="bold"/>
    </style:style>
    <style:style style:name="T9" style:family="text">
      <style:text-properties fo:font-size="12pt" fo:font-weight="bold" officeooo:rsid="001c88c4" style:font-size-asian="10.5pt" style:font-weight-asian="bold" style:font-size-complex="12pt" style:font-weight-complex="bold"/>
    </style:style>
    <style:style style:name="T10" style:family="text">
      <style:text-properties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18c0a4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19ed39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1a7b5f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1bdea1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1c88c4" style:font-size-asian="10.5pt" style:font-weight-asian="normal" style:font-size-complex="12pt" style:font-weight-complex="normal"/>
    </style:style>
    <style:style style:name="T16" style:family="text">
      <style:text-properties fo:font-size="12pt" style:font-size-asian="10.5pt" style:font-size-complex="12pt"/>
    </style:style>
    <style:style style:name="T17" style:family="text">
      <style:text-properties fo:font-size="12pt" officeooo:rsid="0018c0a4" style:font-size-asian="10.5pt" style:font-size-complex="12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Knjigovodstvo</text:h>
      <text:p text:style-name="P1">Ovaj slučaj upotrebe odnosi se na poslove oko evidentiranja i plaćanja računa dospelih na adresu firme, odnosno izdavanje računa od strane firme I njihovo naplaćivanje.</text:p>
      <text:h text:style-name="P14" text:outline-level="2">Slučaj upotrebe: <text:span text:style-name="T1">Računi koje izdaje firma</text:span></text:h>
      <text:p text:style-name="P2">1. Kratak opis: <text:span text:style-name="T3">Izdavanje računa od strane firme na osnovu otpremnice, </text:span><text:span text:style-name="T4">evidentiranje plaćenih računa.</text:span></text:p>
      <text:p text:style-name="P5">2. Učesnici:</text:p>
      <text:p text:style-name="P9"><text:span text:style-name="T5"><text:tab/></text:span><text:span text:style-name="T11">Menadžer prodaje – izdaje otpremnicu, </text:span><text:span text:style-name="T12">želi efikasno izdavanje računa na osnovu <text:tab/>odgovarajuće otpremnice, ali </text:span><text:span text:style-name="T13">i</text:span><text:span text:style-name="T12"> mogućnost manuelnog pravljenja računa</text:span></text:p>
      <text:p text:style-name="P9"><text:span text:style-name="T12"><text:tab/></text:span><text:span text:style-name="T13">Vozač – predaje otpremnicu kupcu, koju on potpisuje I vraća potpisanu otpremnicu <text:tab/>menadžeru prodaje</text:span><text:span text:style-name="T12"> </text:span></text:p>
      <text:p text:style-name="P4"><text:span text:style-name="T11"><text:tab/>Kupac – želi kvalitetan proizvod I brzo izavanje računa</text:span></text:p>
      <text:p text:style-name="P4"><text:span text:style-name="T11"><text:tab/></text:span><text:span text:style-name="T13">Banka – šalje obaveštenje firmi o dospeloj uplati</text:span></text:p>
      <text:p text:style-name="P4"><text:span text:style-name="T11"><text:tab/>Sekretarica – vrši evidentiranje plaćenih računa na osnovu dospelih uplata na žiro račun <text:tab/>firme</text:span></text:p>
      <text:p text:style-name="P6"><text:span text:style-name="T17">3. </text:span><text:span text:style-name="T16">Preduslovi: </text:span><text:span text:style-name="T13">Izadata je otpremnica, r</text:span><text:span text:style-name="T10">oba je isporučena, kupac je potpisao otpremnicu, firma je obaveštena o dospeloj uplati</text:span></text:p>
      <text:p text:style-name="P6"><text:span text:style-name="T16">4. Postuslovi: </text:span><text:span text:style-name="T10">Plaćeni račun je štikliran I uklonjen iz liste neplaćenih računa</text:span></text:p>
      <text:p text:style-name="P6"><text:span text:style-name="T16">5. Osnovni tok:</text:span></text:p>
      <text:list xml:id="list8294254415978172648" text:style-name="L1">
        <text:list-item>
          <text:p text:style-name="P7"><text:span text:style-name="T12">Menadžer prodaje štampa otpremnicu, koja se pamti u sistemu, I predaje je vozaču.</text:span></text:p>
        </text:list-item>
        <text:list-item>
          <text:p text:style-name="P7"><text:span text:style-name="T12">Vozač doprema robu na adresu kupca.</text:span></text:p>
        </text:list-item>
        <text:list-item>
          <text:p text:style-name="P7"><text:span text:style-name="T12">Vozač predaje robu kupcu, kupac potpisuje otpremnicu.</text:span></text:p>
        </text:list-item>
        <text:list-item>
          <text:p text:style-name="P7"><text:span text:style-name="T12">Vozač donosi potpisanu otpremnicu menadžeru prodaje.</text:span></text:p>
        </text:list-item>
        <text:list-item>
          <text:p text:style-name="P7"><text:span text:style-name="T12">Menadžer prodaje pravi račun na osnovu date otpremnice u sistemu I šalje ga kupcu.</text:span></text:p>
        </text:list-item>
        <text:list-item>
          <text:p text:style-name="P8"><text:span text:style-name="T13">Kupac vrši uplatu na žiro račun firme.</text:span></text:p>
        </text:list-item>
        <text:list-item>
          <text:p text:style-name="P8"><text:span text:style-name="T13">Banka šalje obaveštenje firmi (email-om</text:span><text:span text:style-name="T12"> </text:span><text:span text:style-name="T13">ili SMS-om) o dospeloj uplati.</text:span></text:p>
        </text:list-item>
        <text:list-item>
          <text:p text:style-name="P8"><text:span text:style-name="T13">Sekretarica evidentira plaćeni račun, koji se zatim briše iz spiska neplaćenih računa.</text:span></text:p>
        </text:list-item>
        <text:list-item>
          <text:p text:style-name="P8"><text:span text:style-name="T13">Firma šalje obaveštenje kupcu da je uplata računa protekla uspešno.</text:span></text:p>
          <text:p text:style-name="P11"><text:span text:style-name="T7">6. Alternativni tok:</text:span></text:p>
          <text:list>
            <text:list-item>
              <text:list>
                <text:list-header>
                  <text:p text:style-name="P11"><text:span text:style-name="T7"><text:s text:c="5"/></text:span><text:span text:style-name="T8">5: Promena podataka na otpremici: </text:span><text:span text:style-name="T14">Kupac je izrazio neslaganje sa podacima napisanim na <text:tab/>otpremnici I naznačio pravu količinu I vrstu proizvoda koje je poručio. Menadžer prodaje <text:tab/>proverava ove napomene I ručno unosi podatke u sistem, na osnovu čega se štampa račun, <text:tab/>koji se zatim šalje kupcu. Slučaj upotrebe naspavlja se na koraku 6.</text:span></text:p>
                </text:list-header>
              </text:list>
            </text:list-item>
          </text:list>
        </text:list-item>
      </text:list>
      <text:p text:style-name="P12"><text:span text:style-name="T14"><text:s text:c="4"/></text:span><text:span text:style-name="T9">8</text:span><text:span text:style-name="T8">: </text:span><text:span text:style-name="T9">Delimično plaćanje računa: </text:span><text:span text:style-name="T15">Kupac je izvršio uplatu, ali ona ne pokriva račun u celosti. <text:tab/>Sekretarica zapisuje u posebnu svesku količinu uplaćenog novca. Slučaj upotrebe nastavlja s<text:tab/>e na koraku 6. </text:span></text:p>
      <text:list xml:id="list201952066898461" text:continue-numbering="true" text:style-name="L1">
        <text:list-header>
          <text:p text:style-name="P10"><text:span text:style-name="T12"><text:tab/></text:span></text:p>
        </text:list-header>
      </text:list>
      <text:p text:style-name="P9"><text:span text:style-name="T6"/></text:p>
      <text:p text:style-name="P4"><text:span text:style-name="T11"/></text:p>
      <text:p text:style-name="Text_20_body"><text:tab/></text:p>
      <text:p text:style-name="P5"><text:soft-page-break/><text:span text:style-name="T2"><text:tab/></text:span>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18:52:20.645159157</meta:creation-date>
    <dc:date>2017-11-11T20:19:51.953368350</dc:date>
    <meta:editing-duration>PT21M1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29" meta:word-count="321" meta:character-count="2154" meta:non-whitespace-character-count="1835"/>
  </office:meta>
</office:document-meta>
</file>